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76900" draw:marker-start="Dimension_20_Lines" draw:marker-start-width="0.321cm" draw:marker-end="Dimension_20_Lines" draw:marker-end-width="0.421cm" draw:fill="none" draw:fill-color="#729fc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1.2cm"/>
    </style:style>
    <style:style style:name="gr3" style:family="graphic" style:parent-style-name="objectwithoutfill">
      <style:graphic-properties svg:stroke-width="0.081cm" svg:stroke-color="#0369a3" draw:marker-start="Dimension_20_Lines" draw:marker-start-width="0.321cm" draw:marker-end="Dimension_20_Lines" draw:marker-end-width="0.421cm" draw:fill="none" draw:fill-color="#729fc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3465a4" draw:fill-color="#d36118" draw:textarea-horizontal-align="justify" draw:textarea-vertical-align="middle" draw:auto-grow-height="false" fo:min-height="2.75cm" fo:min-width="0cm"/>
    </style:style>
    <style:style style:name="gr5" style:family="graphic" style:parent-style-name="measure">
      <style:graphic-properties svg:stroke-width="0.035cm" svg:stroke-color="#666666" draw:marker-start-width="0.252cm" draw:marker-end-width="0.252cm" draw:textarea-vertical-align="middle" draw:line-distance="0.332cm"/>
    </style:style>
    <style:style style:name="gr6" style:family="graphic" style:parent-style-name="standard">
      <style:graphic-properties svg:stroke-color="#3465a4" draw:fill-color="#f5cd53" draw:textarea-horizontal-align="justify" draw:textarea-vertical-align="middle" draw:auto-grow-height="false" fo:min-height="2.75cm" fo:min-width="0.5cm"/>
    </style:style>
    <style:style style:name="gr7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66cm" fo:min-width="0.5cm"/>
    </style:style>
    <style:style style:name="gr8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0.5cm"/>
    </style:style>
    <style:style style:name="gr9" style:family="graphic" style:parent-style-name="standard">
      <style:graphic-properties svg:stroke-color="#3465a4" draw:fill-color="#f5cd53" draw:textarea-horizontal-align="justify" draw:textarea-vertical-align="middle" draw:auto-grow-height="false" fo:min-height="2.75cm" fo:min-width="1.5cm"/>
    </style:style>
    <style:style style:name="gr10" style:family="graphic" style:parent-style-name="standard">
      <style:graphic-properties svg:stroke-color="#3465a4" draw:fill="solid" draw:fill-color="#f5cd5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svg:stroke-color="#3465a4" draw:fill-color="#aadcf7" draw:textarea-horizontal-align="justify" draw:textarea-vertical-align="middle" draw:auto-grow-height="false" fo:min-height="2.75cm" fo:min-width="0.5cm"/>
    </style:style>
    <style:style style:name="gr12" style:family="graphic" style:parent-style-name="standard">
      <style:graphic-properties svg:stroke-color="#3465a4" draw:fill-color="#aadcf7" draw:textarea-horizontal-align="justify" draw:textarea-vertical-align="middle" draw:auto-grow-height="false" fo:min-height="2.75cm" fo:min-width="1.5cm"/>
    </style:style>
    <style:style style:name="gr13" style:family="graphic" style:parent-style-name="standard">
      <style:graphic-properties svg:stroke-color="#3465a4" draw:fill-color="#aadcf7" draw:textarea-horizontal-align="justify" draw:textarea-vertical-align="middle" draw:auto-grow-height="false" fo:min-height="2.75cm" fo:min-width="0cm"/>
    </style:style>
    <style:style style:name="gr14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0.4cm"/>
    </style:style>
    <style:style style:name="gr15" style:family="graphic" style:parent-style-name="standard">
      <style:graphic-properties svg:stroke-color="#3465a4" draw:fill="hatch" draw:fill-color="#f5cd53" draw:fill-hatch-name="Black_20_90_20_Degrees" draw:textarea-horizontal-align="justify" draw:textarea-vertical-align="middle" draw:auto-grow-height="false" fo:min-height="2.75cm" fo:min-width="1.5cm"/>
    </style:style>
    <style:style style:name="gr16" style:family="graphic" style:parent-style-name="standard">
      <style:graphic-properties svg:stroke-color="#3465a4" draw:fill="hatch" draw:fill-color="#f5cd53" draw:fill-hatch-name="Black_20_90_20_Degrees" draw:textarea-horizontal-align="justify" draw:textarea-vertical-align="middle" draw:auto-grow-height="false" fo:min-height="2.75cm" fo:min-width="0.5cm"/>
    </style:style>
    <style:style style:name="gr17" style:family="graphic" style:parent-style-name="standard">
      <style:graphic-properties svg:stroke-color="#3465a4" draw:fill="hatch" draw:fill-color="#aadcf7" draw:fill-hatch-name="Black_20_90_20_Degrees" draw:textarea-horizontal-align="justify" draw:textarea-vertical-align="middle" draw:auto-grow-height="false" fo:min-height="2.75cm" fo:min-width="0.5cm"/>
    </style:style>
    <style:style style:name="gr18" style:family="graphic" style:parent-style-name="standard">
      <style:graphic-properties svg:stroke-color="#3465a4" draw:fill="hatch" draw:fill-color="#aadcf7" draw:fill-hatch-name="Black_20_90_20_Degrees" draw:textarea-horizontal-align="justify" draw:textarea-vertical-align="middle" draw:auto-grow-height="false" fo:min-height="2.75cm" fo:min-width="1.5cm"/>
    </style:style>
    <style:style style:name="gr19" style:family="graphic" style:parent-style-name="standard">
      <style:graphic-properties draw:stroke="solid" draw:stroke-dash="Ultrafine_20_Dotted_20__28_var_29_" svg:stroke-width="0.035cm" svg:stroke-color="#808080" draw:marker-start-width="0.252cm" draw:marker-end-width="0.252cm" draw:fill="none" draw:fill-color="#d36118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75cm" fo:min-width="0.9cm"/>
    </style:style>
    <style:style style:name="gr21" style:family="graphic" style:parent-style-name="objectwithoutfill">
      <style:graphic-properties svg:stroke-width="0.053cm" svg:stroke-color="#666666" draw:marker-start-width="0.3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Ultrafine_20_Dotted_20__28_var_29_" svg:stroke-width="0.035cm" svg:stroke-color="#666666" draw:marker-start="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solid" draw:stroke-dash="Ultrafine_20_Dotted_20__28_var_29_" svg:stroke-width="0.035cm" svg:stroke-color="#808080" draw:marker-start-width="0.252cm" draw:marker-end-width="0.252cm" draw:fill="none" draw:fill-color="#d36118" draw:textarea-horizontal-align="justify" draw:textarea-vertical-align="middle" draw:auto-grow-height="false" fo:min-height="0cm" fo:min-width="0.466cm" fo:padding-top="0.142cm" fo:padding-bottom="0.142cm" fo:padding-left="0.267cm" fo:padding-right="0.267cm"/>
    </style:style>
    <style:style style:name="gr24" style:family="graphic" style:parent-style-name="standard">
      <style:graphic-properties draw:stroke="solid" draw:stroke-dash="Ultrafine_20_Dotted_20__28_var_29_" svg:stroke-width="0.035cm" svg:stroke-color="#808080" draw:marker-start-width="0.252cm" draw:marker-end-width="0.252cm" draw:fill="none" draw:fill-color="#d36118" draw:textarea-horizontal-align="justify" draw:textarea-vertical-align="middle" draw:auto-grow-height="false" fo:min-height="0cm" fo:min-width="1.466cm" fo:padding-top="0.142cm" fo:padding-bottom="0.142cm" fo:padding-left="0.267cm" fo:padding-right="0.267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color="#0369a3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729fcf"/>
      <style:paragraph-properties fo:text-align="center"/>
      <style:text-properties fo:color="#876900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729fcf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-color="#d36118"/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style:paragraph-properties fo:text-align="center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>
      <loext:graphic-properties draw:fill-color="#f5cd53"/>
      <style:paragraph-properties fo:text-align="center"/>
      <style:text-properties style:font-name="Times New Roman" fo:font-size="12pt" style:font-size-asian="12pt" style:font-size-complex="12pt"/>
    </style:style>
    <style:style style:name="P9" style:family="paragraph">
      <loext:graphic-properties draw:fill="none" draw:fill-color="#729fcf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729fcf"/>
      <style:paragraph-properties fo:text-align="center"/>
      <style:text-properties fo:color="#a33e03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f5cd53"/>
      <style:paragraph-properties fo:text-align="center"/>
      <style:text-properties style:font-name="Times New Roman" fo:font-size="12pt" style:font-size-asian="12pt" style:font-size-complex="12pt"/>
    </style:style>
    <style:style style:name="P12" style:family="paragraph">
      <loext:graphic-properties draw:fill-color="#aadcf7"/>
      <style:paragraph-properties fo:text-align="center"/>
      <style:text-properties style:font-name="Times New Roman" fo:font-size="12pt" style:font-size-asian="12pt" style:font-size-complex="12pt"/>
    </style:style>
    <style:style style:name="P13" style:family="paragraph">
      <loext:graphic-properties draw:fill="none" draw:fill-color="#729fcf"/>
      <style:paragraph-properties fo:text-align="center"/>
      <style:text-properties fo:color="#106802"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hatch" draw:fill-color="#f5cd53" draw:fill-hatch-name="Black_20_90_20_Degrees"/>
      <style:paragraph-properties fo:text-align="center"/>
      <style:text-properties style:font-name="Times New Roman" fo:font-size="12pt" style:font-size-asian="12pt" style:font-size-complex="12pt"/>
    </style:style>
    <style:style style:name="P15" style:family="paragraph">
      <loext:graphic-properties draw:fill="hatch" draw:fill-color="#aadcf7" draw:fill-hatch-name="Black_20_90_20_Degrees"/>
      <style:paragraph-properties fo:text-align="center"/>
      <style:text-properties style:font-name="Times New Roman" fo:font-size="12pt" style:font-size-asian="12pt" style:font-size-complex="12pt"/>
    </style:style>
    <style:style style:name="P16" style:family="paragraph">
      <loext:graphic-properties draw:fill="none" draw:fill-color="#d36118"/>
      <style:paragraph-properties fo:text-align="center"/>
      <style:text-properties style:font-name="Times New Roman" fo:font-size="12pt" style:font-size-asian="12pt" style:font-size-complex="12pt"/>
    </style:style>
    <style:style style:name="P17" style:family="paragraph">
      <loext:graphic-properties draw:fill="none" draw:fill-color="#729fcf"/>
      <style:paragraph-properties fo:text-align="center"/>
      <style:text-properties fo:color="#666666"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0369a3"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369a3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876900"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8769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text-position="-33% 58%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a33e03"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a33e03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106802"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106802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666666"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cm" svg:y1="7.3cm" svg:x2="12.8cm" svg:y2="7.3cm">
          <text:p/>
        </draw:line>
        <draw:custom-shape draw:style-name="gr2" draw:text-style-name="P3" draw:layer="layout" svg:width="1.7cm" svg:height="0.4cm" svg:x="19.3cm" svg:y="7.4cm">
          <text:p text:style-name="P2"><text:span text:style-name="T1">Decoder <text:s/></text:span><text:span text:style-name="T2">g(h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1.7cm" svg:height="0.4cm" svg:x="6.8cm" svg:y="7.4cm">
          <text:p text:style-name="P2"><text:span text:style-name="T3">Encoder <text:s/></text:span><text:span text:style-name="T4">f(x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cm" svg:height="0.4cm" svg:x="1.8cm" svg:y="1.9cm">
          <text:p text:style-name="P2"><text:span text:style-name="T5">Inpu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8cm" svg:y1="7.3cm" svg:x2="26.6cm" svg:y2="7.3cm">
          <text:p/>
        </draw:line>
        <draw:custom-shape draw:style-name="gr4" draw:text-style-name="P6" draw:layer="layout" svg:width="0.1cm" svg:height="3cm" svg:x="2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" draw:text-style-name="P7" draw:layer="measurelines" svg:x1="1.168cm" svg:y1="2.5cm" svg:x2="1.168cm" svg:y2="5.5cm">
          <text:p text:style-name="P7"><text:span text:style-name="T6">n</text:span><text:span text:style-name="T7">d</text:span></text:p>
        </draw:measure>
        <draw:custom-shape draw:style-name="gr6" draw:text-style-name="P8" draw:layer="layout" svg:width="1cm" svg:height="3cm" svg:x="3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cm" svg:height="0.416cm" svg:x="3.8cm" svg:y="1.9cm">
          <text:p text:style-name="P2"><text:span text:style-name="T5">FV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3.8cm" svg:y="5.716cm">
          <text:p text:style-name="P2"><text:span text:style-name="T8">3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3cm" svg:x="6.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6.6cm" svg:y="1.916cm">
          <text:p text:style-name="P2"><text:span text:style-name="T5">FV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6.6cm" svg:y="5.716cm">
          <text:p text:style-name="P2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1.7cm" svg:height="0.4cm" draw:transform="rotate (1.5707963267949) translate (2cm 4.9cm)">
          <text:p text:style-name="P2"><text:span text:style-name="T9">FG+EoR (</text:span><text:span text:style-name="T10">x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2cm" svg:height="3cm" svg:x="9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9.9cm" svg:y="1.916cm">
          <text:p text:style-name="P2"><text:span text:style-name="T5">FV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9.9cm" svg:y="5.716cm">
          <text:p text:style-name="P2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cm" svg:height="3cm" svg:x="12.8cm" svg:y="2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12.8cm" svg:y="1.92cm">
          <text:p text:style-name="P2"><text:span text:style-name="T5">FV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12.8cm" svg:y="5.72cm">
          <text:p text:style-name="P2"><text:span text:style-name="T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cm" svg:height="3cm" svg:x="15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15.2cm" svg:y="1.916cm">
          <text:p text:style-name="P2"><text:span text:style-name="T5">FV#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15.2cm" svg:y="5.716cm">
          <text:p text:style-name="P2"><text:span text:style-name="T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cm" svg:height="3cm" svg:x="1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18cm" svg:y="1.916cm">
          <text:p text:style-name="P2"><text:span text:style-name="T5">FV#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18cm" svg:y="5.716cm">
          <text:p text:style-name="P2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cm" svg:height="3cm" svg:x="20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21.3cm" svg:y="1.916cm">
          <text:p text:style-name="P2"><text:span text:style-name="T5">FV#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21.3cm" svg:y="5.716cm">
          <text:p text:style-name="P2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cm" svg:height="3cm" svg:x="24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24.2cm" svg:y="1.916cm">
          <text:p text:style-name="P2"><text:span text:style-name="T5">FV#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cm" svg:height="0.4cm" svg:x="24.2cm" svg:y="5.716cm">
          <text:p text:style-name="P2"><text:span text:style-name="T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1cm" svg:height="3cm" svg:x="26.51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9cm" svg:height="0.4cm" draw:transform="rotate (1.5707963267949) translate (27.1cm 4.45cm)">
          <text:p text:style-name="P2"><text:span text:style-name="T11">Reconstructed</text:span></text:p>
          <text:p text:style-name="P2"><text:span text:style-name="T11">EoR (</text:span><text:span text:style-name="T12">r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4cm" svg:x="26.1cm" svg:y="5.716cm">
          <text:p text:style-name="P2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cm" svg:height="0.4cm" svg:x="26.081cm" svg:y="1.916cm">
          <text:p text:style-name="P2"><text:span text:style-name="T5">FV#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2cm" svg:height="3cm" svg:x="9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cm" svg:height="3cm" svg:x="3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2cm" svg:height="3cm" svg:x="6.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cm" svg:height="3cm" svg:x="12.8cm" svg:y="2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cm" svg:height="3cm" svg:x="15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cm" svg:height="3cm" svg:x="1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cm" svg:height="3cm" svg:x="20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cm" svg:height="3cm" svg:x="24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0.1cm" svg:height="0.2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.4cm" svg:height="1cm" svg:x="2.6cm" svg:y="6.1cm">
          <text:p text:style-name="P2"><text:span text:style-name="T13">C</text:span><text:span text:style-name="T13">on</text:span><text:span text:style-name="T13">v#</text:span><text:span text:style-name="T13">1</text:span></text:p>
          <text:p text:style-name="P2"><text:span text:style-name="T13">B</text:span><text:span text:style-name="T13">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3.3cm" svg:y1="6cm" svg:x2="3.3cm" svg:y2="4cm">
          <text:p/>
        </draw:line>
        <draw:line draw:style-name="gr22" draw:text-style-name="P18" draw:layer="layout" svg:x1="2.7cm" svg:y1="3.3cm" svg:x2="4.2cm" svg:y2="4cm">
          <text:p/>
        </draw:line>
        <draw:line draw:style-name="gr22" draw:text-style-name="P18" draw:layer="layout" svg:x1="2.7cm" svg:y1="3.5cm" svg:x2="4.2cm" svg:y2="4cm">
          <text:p/>
        </draw:line>
        <draw:custom-shape draw:style-name="gr23" draw:text-style-name="P16" draw:layer="layout" svg:width="1cm" svg:height="0.2cm" svg:x="3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4.8cm" svg:y1="3.3cm" svg:x2="6.9cm" svg:y2="4cm">
          <text:p/>
        </draw:line>
        <draw:line draw:style-name="gr22" draw:text-style-name="P18" draw:layer="layout" svg:x1="4.8cm" svg:y1="3.5cm" svg:x2="6.9cm" svg:y2="4cm">
          <text:p/>
        </draw:line>
        <draw:custom-shape draw:style-name="gr24" draw:text-style-name="P16" draw:layer="layout" svg:width="2cm" svg:height="0.2cm" svg:x="6.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8.1cm" svg:y1="3.3cm" svg:x2="10.2cm" svg:y2="4cm">
          <text:p/>
        </draw:line>
        <draw:line draw:style-name="gr22" draw:text-style-name="P18" draw:layer="layout" svg:x1="8.1cm" svg:y1="3.5cm" svg:x2="10.2cm" svg:y2="4cm">
          <text:p/>
        </draw:line>
        <draw:custom-shape draw:style-name="gr24" draw:text-style-name="P16" draw:layer="layout" svg:width="2cm" svg:height="0.2cm" svg:x="9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11.4cm" svg:y1="3.3cm" svg:x2="13.2cm" svg:y2="4cm">
          <text:p/>
        </draw:line>
        <draw:line draw:style-name="gr22" draw:text-style-name="P18" draw:layer="layout" svg:x1="11.4cm" svg:y1="3.5cm" svg:x2="13.2cm" svg:y2="4cm">
          <text:p/>
        </draw:line>
        <draw:custom-shape draw:style-name="gr23" draw:text-style-name="P16" draw:layer="layout" svg:width="1cm" svg:height="0.2cm" svg:x="12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13.8cm" svg:y1="3.3cm" svg:x2="15.6cm" svg:y2="4cm">
          <text:p/>
        </draw:line>
        <draw:line draw:style-name="gr22" draw:text-style-name="P18" draw:layer="layout" svg:x1="13.8cm" svg:y1="3.5cm" svg:x2="15.6cm" svg:y2="4cm">
          <text:p/>
        </draw:line>
        <draw:custom-shape draw:style-name="gr23" draw:text-style-name="P16" draw:layer="layout" svg:width="1cm" svg:height="0.2cm" svg:x="15.2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16.2cm" svg:y1="3.3cm" svg:x2="18.3cm" svg:y2="4cm">
          <text:p/>
        </draw:line>
        <draw:line draw:style-name="gr22" draw:text-style-name="P18" draw:layer="layout" svg:x1="16.2cm" svg:y1="3.5cm" svg:x2="18.3cm" svg:y2="4cm">
          <text:p/>
        </draw:line>
        <draw:custom-shape draw:style-name="gr24" draw:text-style-name="P16" draw:layer="layout" svg:width="2cm" svg:height="0.2cm" svg:x="17.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19.5cm" svg:y1="3.3cm" svg:x2="21.6cm" svg:y2="4cm">
          <text:p/>
        </draw:line>
        <draw:line draw:style-name="gr22" draw:text-style-name="P18" draw:layer="layout" svg:x1="19.5cm" svg:y1="3.5cm" svg:x2="21.6cm" svg:y2="4cm">
          <text:p/>
        </draw:line>
        <draw:custom-shape draw:style-name="gr24" draw:text-style-name="P16" draw:layer="layout" svg:width="2cm" svg:height="0.2cm" svg:x="20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22.8cm" svg:y1="3.3cm" svg:x2="24.6cm" svg:y2="4cm">
          <text:p/>
        </draw:line>
        <draw:line draw:style-name="gr22" draw:text-style-name="P18" draw:layer="layout" svg:x1="22.8cm" svg:y1="3.5cm" svg:x2="24.6cm" svg:y2="4cm">
          <text:p/>
        </draw:line>
        <draw:custom-shape draw:style-name="gr23" draw:text-style-name="P16" draw:layer="layout" svg:width="1cm" svg:height="0.2cm" svg:x="24.2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8" draw:layer="layout" svg:x1="25.2cm" svg:y1="3.3cm" svg:x2="26.6cm" svg:y2="4cm">
          <text:p/>
        </draw:line>
        <draw:line draw:style-name="gr22" draw:text-style-name="P18" draw:layer="layout" svg:x1="25.2cm" svg:y1="3.5cm" svg:x2="26.6cm" svg:y2="4cm">
          <text:p/>
        </draw:line>
        <draw:custom-shape draw:style-name="gr20" draw:text-style-name="P17" draw:layer="layout" svg:width="1.4cm" svg:height="1cm" svg:x="4.696cm" svg:y="6.101cm">
          <text:p text:style-name="P2"><text:span text:style-name="T13">Conv</text:span><text:span text:style-name="T13">#2</text:span></text:p>
          <text:p text:style-name="P2"><text:span text:style-name="T13">B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5.396cm" svg:y1="6.001cm" svg:x2="5.396cm" svg:y2="4.001cm">
          <text:p/>
        </draw:line>
        <draw:custom-shape draw:style-name="gr20" draw:text-style-name="P17" draw:layer="layout" svg:width="1.4cm" svg:height="1cm" svg:x="7.992cm" svg:y="6.102cm">
          <text:p text:style-name="P2"><text:span text:style-name="T13">Conv#3</text:span></text:p>
          <text:p text:style-name="P2"><text:span text:style-name="T13">B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8.692cm" svg:y1="6.002cm" svg:x2="8.692cm" svg:y2="4.002cm">
          <text:p/>
        </draw:line>
        <draw:custom-shape draw:style-name="gr20" draw:text-style-name="P17" draw:layer="layout" svg:width="1.4cm" svg:height="1cm" svg:x="11.388cm" svg:y="6.103cm">
          <text:p text:style-name="P2"><text:span text:style-name="T13">C</text:span><text:span text:style-name="T13">on</text:span><text:span text:style-name="T13">v#</text:span><text:span text:style-name="T13">4</text:span></text:p>
          <text:p text:style-name="P2"><text:span text:style-name="T13">B</text:span><text:span text:style-name="T13">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12.088cm" svg:y1="6.003cm" svg:x2="12.088cm" svg:y2="4.003cm">
          <text:p/>
        </draw:line>
        <draw:custom-shape draw:style-name="gr20" draw:text-style-name="P17" draw:layer="layout" svg:width="1.4cm" svg:height="1cm" svg:x="13.784cm" svg:y="6.104cm">
          <text:p text:style-name="P2"><text:span text:style-name="T13">Conv#5</text:span></text:p>
          <text:p text:style-name="P2"><text:span text:style-name="T13">B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14.484cm" svg:y1="6.004cm" svg:x2="14.484cm" svg:y2="4.004cm">
          <text:p/>
        </draw:line>
        <draw:custom-shape draw:style-name="gr20" draw:text-style-name="P17" draw:layer="layout" svg:width="1.4cm" svg:height="1cm" svg:x="16.08cm" svg:y="6.105cm">
          <text:p text:style-name="P2"><text:span text:style-name="T13">Conv#</text:span><text:span text:style-name="T13">6</text:span></text:p>
          <text:p text:style-name="P2"><text:span text:style-name="T13">B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16.78cm" svg:y1="6.005cm" svg:x2="16.78cm" svg:y2="4.005cm">
          <text:p/>
        </draw:line>
        <draw:custom-shape draw:style-name="gr20" draw:text-style-name="P17" draw:layer="layout" svg:width="1.4cm" svg:height="1cm" svg:x="19.376cm" svg:y="6.106cm">
          <text:p text:style-name="P2"><text:span text:style-name="T13">C</text:span><text:span text:style-name="T13">on</text:span><text:span text:style-name="T13">v#</text:span><text:span text:style-name="T13">7</text:span></text:p>
          <text:p text:style-name="P2"><text:span text:style-name="T13">B</text:span><text:span text:style-name="T13">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20.076cm" svg:y1="6.006cm" svg:x2="20.076cm" svg:y2="4.006cm">
          <text:p/>
        </draw:line>
        <draw:custom-shape draw:style-name="gr20" draw:text-style-name="P17" draw:layer="layout" svg:width="1.4cm" svg:height="1cm" svg:x="22.772cm" svg:y="6.107cm">
          <text:p text:style-name="P2"><text:span text:style-name="T13">Conv</text:span><text:span text:style-name="T13">#8</text:span></text:p>
          <text:p text:style-name="P2"><text:span text:style-name="T13">BN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23.472cm" svg:y1="6.007cm" svg:x2="23.472cm" svg:y2="4.007cm">
          <text:p/>
        </draw:line>
        <draw:custom-shape draw:style-name="gr20" draw:text-style-name="P17" draw:layer="layout" svg:width="1.4cm" svg:height="1cm" svg:x="25.168cm" svg:y="6.108cm">
          <text:p text:style-name="P2"><text:span text:style-name="T13">Conv#9</text:span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25.868cm" svg:y1="6.008cm" svg:x2="25.868cm" svg:y2="4.0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新宋体" style:font-family-asian="新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="Dimension_20_Lines" draw:marker-start-width="0.3cm" draw:marker-end="Circle" draw:marker-end-width="0.1cm" draw:fill="none" draw:fill-gradient-name="Gradient_20_2" draw:fill-hatch-name="Hatching_20_1" draw:fill-image-name="Bitmap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1" draw:fill-hatch-name="Hatching_20_1" draw:fill-image-name="Bitmap_20_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y</meta:initial-creator>
    <meta:creation-date>2018-08-28T11:11:22.764456948</meta:creation-date>
    <dc:date>2019-01-04T20:16:58.192743115</dc:date>
    <dc:creator>Aly</dc:creator>
    <meta:editing-duration>PT3H46M59S</meta:editing-duration>
    <meta:editing-cycles>30</meta:editing-cycles>
    <meta:generator>LibreOffice/6.1.4.2$Linux_X86_64 LibreOffice_project/10$Build-2</meta:generator>
    <meta:document-statistic meta:object-count="89"/>
  </office:meta>
</office:document-meta>
</file>